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8DEE8D40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087cm, 3.236cm, 12.461cm, 3.544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294cm" svg:height="22.2cm" svg:x="0.892cm" svg:y="2.391cm">
          <draw:image xlink:href="Pictures/10000000000005E8000007E08DEE8D40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5-15T13:03:12.875262507</dc:date>
    <meta:editing-duration>PT3M40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